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1" svg:font-family="'Times New Roman', Georgia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38%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9" style:family="text">
      <style:text-properties fo:color="#000000" fo:font-size="18pt"/>
    </style:style>
    <style:style style:name="T10" style:family="text">
      <style:text-properties fo:color="#000000" fo:font-size="18pt" fo:background-color="#cfe2f3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9">[next] </text:span><text:span text:style-name="T10">1:25</text:span> </text:p>
      <text:p text:style-name="P5"/>
      <text:p text:style-name="P5"/>
      <text:p text:style-name="P6">------------------------------------------------------------</text:p>
      <text:p text:style-name="P6">[20190813_090522]</text:p>
      <text:p text:style-name="Text_20_body"/>
      <text:p text:style-name="P10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8">וְאָשִׁיבָה יָדִי עָלַיִ</text:span><text:span text:style-name="T8"><office:annotation office:name="__Annotation__126_1433602639"><dc:creator>iwabuchi ken</dc:creator><dc:date>2019-08-13T09:16:10.59</dc:date><text:p text:style-name="P11"><text:span text:style-name="T11">'x' consonant</text:span></text:p></office:annotation></text:span><text:span text:style-name="T8">**</text:span><office:annotation-end office:name="__Annotation__126_1433602639"/><text:span text:style-name="T8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3">Ka:l-b'diyla:yix : All of your alloys / I will turn off / Siyga:yix : Your refuse / Kabor : in purity / w'Etsrof : fuse / Upon thee / My hand / I will turn</text:p>
          </table:table-cell>
        </table:table-row>
      </table:table>
      <text:p text:style-name="P10"><text:span text:style-name="T6"/></text:p>
      <text:p text:style-name="P2"><text:bookmark text:name="docs-internal-guid-827c8ee8-7fff-4f88-fc89-57c418ed4201"/><text:span text:style-name="T5">וְאָשִׁיבָה יָדִי עָלַיִ וְאֶצְרֹף כַּבֹּר סִיגָיִ וְאָסִירָה כָּל־</text:span></text:p>
      <text:p text:style-name="P2"><text:span text:style-name="T5">abc</text:span></text:p>
      <text:p text:style-name="P2"><text:span text:style-name="T5">בְּדִילָיִ</text:span><text:span text:style-name="T3"> </text:span></text:p>
      <text:p text:style-name="P9"><text:span text:style-name="T3"/></text:p>
      <text:p text:style-name="P9"><text:span text:style-name="T3">[next] </text:span><text:span text:style-name="T4">1:26</text:span><text:span text:style-name="T7"> </text:span></text:p>
      <text:p text:style-name="P4"/>
      <text:p text:style-name="P7">[/  20190813_092250]</text:p>
      <text:p text:style-name="P8"/>
      <text:p text:style-name="P5">@@@</text:p>
      <text:p text:style-name="P6">------------------------------------------------------------</text:p>
      <text:p text:style-name="P6">[XXXX]</text:p>
      <text:p text:style-name="Text_20_body"/>
      <text:p text:style-name="P9"><text:span text:style-name="T1">1. XXX </text:span><text:span text:style-name="T2">XX:XX</text:span></text:p>
      <text:p text:style-name="Text_20_body"/>
      <text:p text:style-name="P9"><text:span text:style-name="T3">[next] </text:span><text:span text:style-name="T4">XX:XX</text:span><text:span text:style-name="T7"> “</text:span><text:span text:style-name="T3">XXX”</text:span></text:p>
      <text:p text:style-name="Text_20_body"><text:soft-page-break/></text:p>
      <text:p text:style-name="P7">[/  XXX]</text:p>
      <text:p text:style-name="P8"/>
      <text:p text:style-name="P8">------------------------------------------------------------ TEMPLATE</text:p>
      <text:p text:style-name="P6">------------------------------------------------------------</text:p>
      <text:p text:style-name="P6">[XXXX]</text:p>
      <text:p text:style-name="Text_20_body"/>
      <text:p text:style-name="P9"><text:span text:style-name="T1">1. XXX </text:span><text:span text:style-name="T2">XX:XX</text:span></text:p>
      <text:p text:style-name="Text_20_body"/>
      <text:p text:style-name="P9"><text:span text:style-name="T3">[next] </text:span><text:span text:style-name="T4">XX:XX</text:span><text:span text:style-name="T7"> “</text:span><text:span text:style-name="T3">XXX”</text:span></text:p>
      <text:p text:style-name="Text_20_body"/>
      <text:p text:style-name="P7">[/  XXX]</text:p>
      <text:p text:style-name="Text_20_body"/>
      <text:p text:style-name="P8">/------------------------------------------------------------ /TEMPLATE</text:p>
      <text:p text:style-name="Text_20_body"/>
      <text:p text:style-name="P8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1" svg:font-family="'Times New Roman', Georgia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08-13T09:23:08.59</dc:date>
    <dc:creator>iwabuchi ken</dc:creator>
    <meta:editing-duration>PT23M34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2" meta:paragraph-count="26" meta:word-count="97" meta:character-count="851"/>
  </office:meta>
</office:document-meta>
</file>